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44.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number-columns-repeated="1005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1">
            <text:p>RAD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RAD_s</text:p>
          </table:table-cell>
          <table:covered-table-cell table:number-columns-repeated="2" table:style-name="ce6"/>
          <table:table-cell table:style-name="ce2" office:value-type="string" calcext:value-type="string" table:number-columns-spanned="3" table:number-rows-spanned="1">
            <text:p>HJPD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HJPD_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HOD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HOD_s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Number of Bins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Acc.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Acc.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Acc.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Acc.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Acc.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Acc.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style-name="ce3" table:formula="of:=[.B3]/[.C3]" office:value-type="percentage" office:value="0.5" calcext:value-type="percentage">
            <text:p>50.00%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style-name="ce3" table:formula="of:=[.E3]/[.F3]" office:value-type="percentage" office:value="0.520833333333333" calcext:value-type="percentage">
            <text:p>52.08%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table:style-name="ce3" table:formula="of:=[.H3]/[.I3]" office:value-type="percentage" office:value="0.604166666666667" calcext:value-type="percentage">
            <text:p>60.42%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style-name="ce3" table:formula="of:=[.K3]/[.L3]" office:value-type="percentage" office:value="0.625" calcext:value-type="percentage">
            <text:p>62.50%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style-name="ce3" table:formula="of:=[.N3]/[.O3]" office:value-type="percentage" office:value="0.875" calcext:value-type="percentage">
            <text:p>87.50%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style-name="ce3" table:formula="of:=[.Q3]/[.R3]" office:value-type="percentage" office:value="0.833333333333333" calcext:value-type="percentage">
            <text:p>83.33%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table:style-name="ce3" table:formula="of:=[.B4]/[.C4]" office:value-type="percentage" office:value="0.604166666666667" calcext:value-type="percentage">
            <text:p>60.42%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table:style-name="ce3" table:formula="of:=[.E4]/[.F4]" office:value-type="percentage" office:value="0.604166666666667" calcext:value-type="percentage">
            <text:p>60.42%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style-name="ce3" table:formula="of:=[.H4]/[.I4]" office:value-type="percentage" office:value="0.645833333333333" calcext:value-type="percentage">
            <text:p>64.58%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style-name="ce3" table:formula="of:=[.K4]/[.L4]" office:value-type="percentage" office:value="0.729166666666667" calcext:value-type="percentage">
            <text:p>72.92%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style-name="ce3" table:formula="of:=[.N4]/[.O4]" office:value-type="percentage" office:value="0.875" calcext:value-type="percentage">
            <text:p>87.50%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style-name="ce3" table:formula="of:=[.Q4]/[.R4]" office:value-type="percentage" office:value="0.854166666666667" calcext:value-type="percentage">
            <text:p>85.42%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style-name="ce3" table:formula="of:=[.B5]/[.C5]" office:value-type="percentage" office:value="0.5" calcext:value-type="percentage">
            <text:p>50.00%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style-name="ce3" table:formula="of:=[.E5]/[.F5]" office:value-type="percentage" office:value="0.520833333333333" calcext:value-type="percentage">
            <text:p>52.08%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style-name="ce3" table:formula="of:=[.H5]/[.I5]" office:value-type="percentage" office:value="0.583333333333333" calcext:value-type="percentage">
            <text:p>58.33%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style-name="ce3" table:formula="of:=[.K5]/[.L5]" office:value-type="percentage" office:value="0.625" calcext:value-type="percentage">
            <text:p>62.50%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style-name="ce3" table:formula="of:=[.N5]/[.O5]" office:value-type="percentage" office:value="0.833333333333333" calcext:value-type="percentage">
            <text:p>83.33%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style-name="ce3" table:formula="of:=[.Q5]/[.R5]" office:value-type="percentage" office:value="0.833333333333333" calcext:value-type="percentage">
            <text:p>83.33%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style-name="ce3" table:formula="of:=[.B6]/[.C6]" office:value-type="percentage" office:value="0.541666666666667" calcext:value-type="percentage">
            <text:p>54.17%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table:style-name="ce3" table:formula="of:=[.E6]/[.F6]" office:value-type="percentage" office:value="0.604166666666667" calcext:value-type="percentage">
            <text:p>60.42%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style-name="ce3" table:formula="of:=[.H6]/[.I6]" office:value-type="percentage" office:value="0.645833333333333" calcext:value-type="percentage">
            <text:p>64.58%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style-name="ce3" table:formula="of:=[.K6]/[.L6]" office:value-type="percentage" office:value="0.645833333333333" calcext:value-type="percentage">
            <text:p>64.58%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style-name="ce3" table:formula="of:=[.N6]/[.O6]" office:value-type="percentage" office:value="0.854166666666667" calcext:value-type="percentage">
            <text:p>85.42%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style-name="ce3" table:formula="of:=[.Q6]/[.R6]" office:value-type="percentage" office:value="0.875" calcext:value-type="percentage">
            <text:p>87.50%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style-name="ce3" table:formula="of:=[.B7]/[.C7]" office:value-type="percentage" office:value="0.541666666666667" calcext:value-type="percentage">
            <text:p>54.17%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style-name="ce3" table:formula="of:=[.E7]/[.F7]" office:value-type="percentage" office:value="0.583333333333333" calcext:value-type="percentage">
            <text:p>58.33%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style-name="ce3" table:formula="of:=[.H7]/[.I7]" office:value-type="percentage" office:value="0.770833333333333" calcext:value-type="percentage">
            <text:p>77.08%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style-name="ce3" table:formula="of:=[.K7]/[.L7]" office:value-type="percentage" office:value="0.770833333333333" calcext:value-type="percentage">
            <text:p>77.08%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style-name="ce3" table:formula="of:=[.N7]/[.O7]" office:value-type="percentage" office:value="0.854166666666667" calcext:value-type="percentage">
            <text:p>85.42%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style-name="ce3" table:formula="of:=[.Q7]/[.R7]" office:value-type="percentage" office:value="0.895833333333333" calcext:value-type="percentage">
            <text:p>89.58%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style-name="ce3" table:formula="of:=[.B8]/[.C8]" office:value-type="percentage" office:value="0.520833333333333" calcext:value-type="percentage">
            <text:p>52.08%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style-name="ce3" table:formula="of:=[.E8]/[.F8]" office:value-type="percentage" office:value="0.520833333333333" calcext:value-type="percentage">
            <text:p>52.08%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style-name="ce3" table:formula="of:=[.H8]/[.I8]" office:value-type="percentage" office:value="0.583333333333333" calcext:value-type="percentage">
            <text:p>58.33%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table:style-name="ce3" table:formula="of:=[.K8]/[.L8]" office:value-type="percentage" office:value="0.604166666666667" calcext:value-type="percentage">
            <text:p>60.42%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style-name="ce3" table:formula="of:=[.N8]/[.O8]" office:value-type="percentage" office:value="0.833333333333333" calcext:value-type="percentage">
            <text:p>83.33%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style-name="ce3" table:formula="of:=[.Q8]/[.R8]" office:value-type="percentage" office:value="0.875" calcext:value-type="percentage">
            <text:p>87.50%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style-name="ce3" table:formula="of:=[.B9]/[.C9]" office:value-type="percentage" office:value="0.520833333333333" calcext:value-type="percentage">
            <text:p>52.08%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style-name="ce3" table:formula="of:=[.E9]/[.F9]" office:value-type="percentage" office:value="0.520833333333333" calcext:value-type="percentage">
            <text:p>52.08%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style-name="ce3" table:formula="of:=[.H9]/[.I9]" office:value-type="percentage" office:value="0.708333333333333" calcext:value-type="percentage">
            <text:p>70.83%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style-name="ce3" table:formula="of:=[.K9]/[.L9]" office:value-type="percentage" office:value="0.729166666666667" calcext:value-type="percentage">
            <text:p>72.92%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style-name="ce3" table:formula="of:=[.N9]/[.O9]" office:value-type="percentage" office:value="0.833333333333333" calcext:value-type="percentage">
            <text:p>83.33%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style-name="ce3" table:formula="of:=[.Q9]/[.R9]" office:value-type="percentage" office:value="0.875" calcext:value-type="percentage">
            <text:p>87.50%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table:style-name="ce3" table:formula="of:=[.B10]/[.C10]" office:value-type="percentage" office:value="0.479166666666667" calcext:value-type="percentage">
            <text:p>47.92%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style-name="ce3" table:formula="of:=[.E10]/[.F10]" office:value-type="percentage" office:value="0.541666666666667" calcext:value-type="percentage">
            <text:p>54.17%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style-name="ce3" table:formula="of:=[.H10]/[.I10]" office:value-type="percentage" office:value="0.625" calcext:value-type="percentage">
            <text:p>62.50%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style-name="ce3" table:formula="of:=[.K10]/[.L10]" office:value-type="percentage" office:value="0.625" calcext:value-type="percentage">
            <text:p>62.50%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style-name="ce3" table:formula="of:=[.N10]/[.O10]" office:value-type="percentage" office:value="0.833333333333333" calcext:value-type="percentage">
            <text:p>83.33%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style-name="ce3" table:formula="of:=[.Q10]/[.R10]" office:value-type="percentage" office:value="0.854166666666667" calcext:value-type="percentage">
            <text:p>85.42%</text:p>
          </table:table-cell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3" table:formula="of:=[.B11]/[.C11]" office:value-type="percentage" office:value="0.5625" calcext:value-type="percentage">
            <text:p>56.25%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style-name="ce3" table:formula="of:=[.E11]/[.F11]" office:value-type="percentage" office:value="0.541666666666667" calcext:value-type="percentage">
            <text:p>54.17%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style-name="ce3" table:formula="of:=[.H11]/[.I11]" office:value-type="percentage" office:value="0.666666666666667" calcext:value-type="percentage">
            <text:p>66.67%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style-name="ce3" table:formula="of:=[.K11]/[.L11]" office:value-type="percentage" office:value="0.6875" calcext:value-type="percentage">
            <text:p>68.75%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style-name="ce3" table:formula="of:=[.N11]/[.O11]" office:value-type="percentage" office:value="0.833333333333333" calcext:value-type="percentage">
            <text:p>83.33%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style-name="ce3" table:formula="of:=[.Q11]/[.R11]" office:value-type="percentage" office:value="0.895833333333333" calcext:value-type="percentage">
            <text:p>89.58%</text:p>
          </table:table-cell>
          <table:table-cell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style-name="ce3" table:formula="of:=[.B12]/[.C12]" office:value-type="percentage" office:value="0.5" calcext:value-type="percentage">
            <text:p>50.00%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style-name="ce3" table:formula="of:=[.E12]/[.F12]" office:value-type="percentage" office:value="0.541666666666667" calcext:value-type="percentage">
            <text:p>54.17%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style-name="ce3" table:formula="of:=[.H12]/[.I12]" office:value-type="percentage" office:value="0.666666666666667" calcext:value-type="percentage">
            <text:p>66.67%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style-name="ce3" table:formula="of:=[.K12]/[.L12]" office:value-type="percentage" office:value="0.6875" calcext:value-type="percentage">
            <text:p>68.75%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style-name="ce3" table:formula="of:=[.N12]/[.O12]" office:value-type="percentage" office:value="0.833333333333333" calcext:value-type="percentage">
            <text:p>83.33%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style-name="ce3" table:formula="of:=[.Q12]/[.R12]" office:value-type="percentage" office:value="0.833333333333333" calcext:value-type="percentage">
            <text:p>83.33%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table:style-name="ce3" table:formula="of:=[.B13]/[.C13]" office:value-type="percentage" office:value="0.479166666666667" calcext:value-type="percentage">
            <text:p>47.92%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style-name="ce3" table:formula="of:=[.E13]/[.F13]" office:value-type="percentage" office:value="0.520833333333333" calcext:value-type="percentage">
            <text:p>52.08%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style-name="ce3" table:formula="of:=[.H13]/[.I13]" office:value-type="percentage" office:value="0.666666666666667" calcext:value-type="percentage">
            <text:p>66.67%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style-name="ce3" table:formula="of:=[.K13]/[.L13]" office:value-type="percentage" office:value="0.6875" calcext:value-type="percentage">
            <text:p>68.75%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style-name="ce3" table:formula="of:=[.N13]/[.O13]" office:value-type="percentage" office:value="0.833333333333333" calcext:value-type="percentage">
            <text:p>83.33%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8" calcext:value-type="float">
            <text:p>48</text:p>
          </table:table-cell>
          <table:table-cell table:style-name="ce8" table:formula="of:=[.Q13]/[.R13]" office:value-type="percentage" office:value="0.916666666666667" calcext:value-type="percentage">
            <text:p>91.67%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style-name="ce3" table:formula="of:=[.B14]/[.C14]" office:value-type="percentage" office:value="0.5" calcext:value-type="percentage">
            <text:p>50.00%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table:style-name="ce3" table:formula="of:=[.E14]/[.F14]" office:value-type="percentage" office:value="0.604166666666667" calcext:value-type="percentage">
            <text:p>60.42%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style-name="ce3" table:formula="of:=[.H14]/[.I14]" office:value-type="percentage" office:value="0.645833333333333" calcext:value-type="percentage">
            <text:p>64.58%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style-name="ce3" table:formula="of:=[.K14]/[.L14]" office:value-type="percentage" office:value="0.6875" calcext:value-type="percentage">
            <text:p>68.75%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style-name="ce3" table:formula="of:=[.N14]/[.O14]" office:value-type="percentage" office:value="0.833333333333333" calcext:value-type="percentage">
            <text:p>83.33%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style-name="ce3" table:formula="of:=[.Q14]/[.R14]" office:value-type="percentage" office:value="0.854166666666667" calcext:value-type="percentage">
            <text:p>85.42%</text:p>
          </table:table-cell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style-name="ce3" table:formula="of:=[.B15]/[.C15]" office:value-type="percentage" office:value="0.5" calcext:value-type="percentage">
            <text:p>50.00%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style-name="ce3" table:formula="of:=[.E15]/[.F15]" office:value-type="percentage" office:value="0.5" calcext:value-type="percentage">
            <text:p>50.00%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style-name="ce3" table:formula="of:=[.H15]/[.I15]" office:value-type="percentage" office:value="0.6875" calcext:value-type="percentage">
            <text:p>68.75%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style-name="ce3" table:formula="of:=[.K15]/[.L15]" office:value-type="percentage" office:value="0.6875" calcext:value-type="percentage">
            <text:p>68.75%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style-name="ce3" table:formula="of:=[.N15]/[.O15]" office:value-type="percentage" office:value="0.8125" calcext:value-type="percentage">
            <text:p>81.25%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style-name="ce3" table:formula="of:=[.Q15]/[.R15]" office:value-type="percentage" office:value="0.895833333333333" calcext:value-type="percentage">
            <text:p>89.58%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style-name="ce3" table:formula="of:=[.B16]/[.C16]" office:value-type="percentage" office:value="0.520833333333333" calcext:value-type="percentage">
            <text:p>52.08%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3" table:formula="of:=[.E16]/[.F16]" office:value-type="percentage" office:value="0.5625" calcext:value-type="percentage">
            <text:p>56.25%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style-name="ce3" table:formula="of:=[.H16]/[.I16]" office:value-type="percentage" office:value="0.6875" calcext:value-type="percentage">
            <text:p>68.75%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style-name="ce3" table:formula="of:=[.K16]/[.L16]" office:value-type="percentage" office:value="0.6875" calcext:value-type="percentage">
            <text:p>68.75%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style-name="ce3" table:formula="of:=[.N16]/[.O16]" office:value-type="percentage" office:value="0.8125" calcext:value-type="percentage">
            <text:p>81.25%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style-name="ce3" table:formula="of:=[.Q16]/[.R16]" office:value-type="percentage" office:value="0.875" calcext:value-type="percentage">
            <text:p>87.50%</text:p>
          </table:table-cell>
          <table:table-cell table:number-columns-repeated="100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style-name="ce3" table:formula="of:=[.B17]/[.C17]" office:value-type="percentage" office:value="0.458333333333333" calcext:value-type="percentage">
            <text:p>45.83%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style-name="ce3" table:formula="of:=[.E17]/[.F17]" office:value-type="percentage" office:value="0.458333333333333" calcext:value-type="percentage">
            <text:p>45.83%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style-name="ce3" table:formula="of:=[.H17]/[.I17]" office:value-type="percentage" office:value="0.6875" calcext:value-type="percentage">
            <text:p>68.75%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style-name="ce3" table:formula="of:=[.K17]/[.L17]" office:value-type="percentage" office:value="0.6875" calcext:value-type="percentage">
            <text:p>68.75%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style-name="ce3" table:formula="of:=[.N17]/[.O17]" office:value-type="percentage" office:value="0.8125" calcext:value-type="percentage">
            <text:p>81.25%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8" calcext:value-type="float">
            <text:p>48</text:p>
          </table:table-cell>
          <table:table-cell table:style-name="ce8" table:formula="of:=[.Q17]/[.R17]" office:value-type="percentage" office:value="0.916666666666667" calcext:value-type="percentage">
            <text:p>91.67%</text:p>
          </table:table-cell>
          <table:table-cell table:number-columns-repeated="100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style-name="ce3" table:formula="of:=[.B18]/[.C18]" office:value-type="percentage" office:value="0.5" calcext:value-type="percentage">
            <text:p>50.00%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style-name="ce3" table:formula="of:=[.E18]/[.F18]" office:value-type="percentage" office:value="0.645833333333333" calcext:value-type="percentage">
            <text:p>64.58%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style-name="ce3" table:formula="of:=[.H18]/[.I18]" office:value-type="percentage" office:value="0.625" calcext:value-type="percentage">
            <text:p>62.50%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style-name="ce3" table:formula="of:=[.K18]/[.L18]" office:value-type="percentage" office:value="0.666666666666667" calcext:value-type="percentage">
            <text:p>66.67%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style-name="ce3" table:formula="of:=[.N18]/[.O18]" office:value-type="percentage" office:value="0.791666666666667" calcext:value-type="percentage">
            <text:p>79.17%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style-name="ce3" table:formula="of:=[.Q18]/[.R18]" office:value-type="percentage" office:value="0.875" calcext:value-type="percentage">
            <text:p>87.50%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1005"/>
        </table:table-row>
        <table:table-row table:style-name="ro1">
          <table:table-cell table:style-name="Default"/>
          <table:table-cell table:number-columns-repeated="2"/>
          <table:table-cell table:style-name="ce4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0:53:14.235954141</meta:creation-date>
    <dc:date>2020-04-03T12:58:32.409396171</dc:date>
    <meta:editing-duration>PT1H44M28S</meta:editing-duration>
    <meta:editing-cycles>4</meta:editing-cycles>
    <meta:generator>LibreOffice/6.0.7.3$Linux_X86_64 LibreOffice_project/00m0$Build-3</meta:generator>
    <meta:document-statistic meta:table-count="1" meta:cell-count="329" meta:object-count="0"/>
  </office:meta>
</office:document-meta>
</file>